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itstream Charter" svg:font-family="'Bitstream Charter'"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92b0f" officeooo:paragraph-rsid="00092b0f" style:font-size-asian="17.5pt" style:font-size-complex="20pt"/>
    </style:style>
    <style:style style:name="P2" style:family="paragraph" style:parent-style-name="Standard">
      <style:paragraph-properties fo:text-align="start" style:justify-single-word="false"/>
      <style:text-properties fo:font-size="20pt" officeooo:rsid="00092b0f" officeooo:paragraph-rsid="00092b0f" style:font-size-asian="17.5pt" style:font-size-complex="20pt"/>
    </style:style>
    <style:style style:name="P3" style:family="paragraph" style:parent-style-name="Standard">
      <style:paragraph-properties fo:text-align="start" style:justify-single-word="false"/>
      <style:text-properties fo:font-size="20pt" officeooo:rsid="0009d171" officeooo:paragraph-rsid="0009d171" style:font-size-asian="17.5pt" style:font-size-complex="20pt"/>
    </style:style>
    <style:style style:name="P4" style:family="paragraph" style:parent-style-name="Standard">
      <style:paragraph-properties fo:text-align="start" style:justify-single-word="false"/>
      <style:text-properties style:font-name="Bitstream Charter" fo:font-size="18pt" officeooo:rsid="00092b0f" officeooo:paragraph-rsid="00092b0f" style:font-size-asian="18pt" style:font-size-complex="18pt"/>
    </style:style>
    <style:style style:name="P5" style:family="paragraph" style:parent-style-name="Standard">
      <style:paragraph-properties fo:text-align="start" style:justify-single-word="false"/>
      <style:text-properties style:font-name="Bitstream Charter" fo:font-size="18pt" officeooo:rsid="0009d171" officeooo:paragraph-rsid="0009d171" style:font-size-asian="15.75pt" style:font-size-complex="18pt"/>
    </style:style>
    <style:style style:name="P6" style:family="paragraph" style:parent-style-name="Standard">
      <style:paragraph-properties fo:text-align="start" style:justify-single-word="false"/>
      <style:text-properties style:font-name="Bitstream Charter" fo:font-size="18pt" officeooo:rsid="000a85de" officeooo:paragraph-rsid="000a85de" style:font-size-asian="15.75pt" style:font-size-complex="18pt"/>
    </style:style>
    <style:style style:name="P7" style:family="paragraph" style:parent-style-name="Standard">
      <style:paragraph-properties fo:text-align="start" style:justify-single-word="false"/>
      <style:text-properties style:font-name="Bitstream Charter" fo:font-size="18pt" officeooo:rsid="000aa1bb" officeooo:paragraph-rsid="000aa1bb" style:font-size-asian="15.75pt" style:font-size-complex="18pt"/>
    </style:style>
    <style:style style:name="P8" style:family="paragraph" style:parent-style-name="Standard" style:list-style-name="L2">
      <style:paragraph-properties fo:text-align="start" style:justify-single-word="false"/>
      <style:text-properties style:font-name="Bitstream Charter" fo:font-size="18pt" officeooo:rsid="000aa1bb" officeooo:paragraph-rsid="000aa1bb" style:font-size-asian="15.75pt" style:font-size-complex="18pt"/>
    </style:style>
    <style:style style:name="P9" style:family="paragraph" style:parent-style-name="Standard" style:list-style-name="L2">
      <style:paragraph-properties fo:text-align="start" style:justify-single-word="false"/>
      <style:text-properties style:font-name="Bitstream Charter" fo:font-size="18pt" officeooo:rsid="000aec3f" officeooo:paragraph-rsid="000aec3f" style:font-size-asian="15.75pt" style:font-size-complex="18pt"/>
    </style:style>
    <style:style style:name="P10" style:family="paragraph" style:parent-style-name="Standard">
      <style:paragraph-properties fo:text-align="start" style:justify-single-word="false"/>
      <style:text-properties style:font-name="Bitstream Charter" fo:font-size="18pt" officeooo:rsid="000aec3f" officeooo:paragraph-rsid="000aec3f" style:font-size-asian="15.75pt" style:font-size-complex="18pt"/>
    </style:style>
    <style:style style:name="P11" style:family="paragraph" style:parent-style-name="Standard">
      <style:paragraph-properties fo:text-align="start" style:justify-single-word="false"/>
      <style:text-properties style:font-name="Bitstream Charter" fo:font-size="18pt" officeooo:rsid="000b8d79" officeooo:paragraph-rsid="000b8d79" style:font-size-asian="15.75pt" style:font-size-complex="18pt"/>
    </style:style>
    <style:style style:name="P12" style:family="paragraph" style:parent-style-name="Standard">
      <style:paragraph-properties fo:text-align="start" style:justify-single-word="false"/>
      <style:text-properties style:font-name="Bitstream Charter" fo:font-size="18pt" officeooo:rsid="000d8c3a" officeooo:paragraph-rsid="000d8c3a" style:font-size-asian="15.75pt" style:font-size-complex="18pt"/>
    </style:style>
    <style:style style:name="P13" style:family="paragraph" style:parent-style-name="Standard">
      <style:paragraph-properties fo:text-align="start" style:justify-single-word="false"/>
      <style:text-properties style:font-name="Bitstream Charter" fo:font-size="20pt" officeooo:rsid="000a85de" officeooo:paragraph-rsid="000a85de" style:font-size-asian="17.5pt" style:font-size-complex="20pt"/>
    </style:style>
    <style:style style:name="P14" style:family="paragraph" style:parent-style-name="Standard">
      <style:paragraph-properties fo:text-align="start" style:justify-single-word="false"/>
      <style:text-properties style:font-name="Bitstream Charter" fo:font-size="20pt" officeooo:rsid="000aa1bb" officeooo:paragraph-rsid="000aa1bb" style:font-size-asian="17.5pt" style:font-size-complex="20pt"/>
    </style:style>
    <style:style style:name="P15" style:family="paragraph" style:parent-style-name="Standard">
      <style:paragraph-properties fo:text-align="start" style:justify-single-word="false"/>
      <style:text-properties style:font-name="Bitstream Charter" fo:font-size="20pt" officeooo:rsid="000b8d79" officeooo:paragraph-rsid="000b8d79" style:font-size-asian="17.5pt" style:font-size-complex="20pt"/>
    </style:style>
    <style:style style:name="P16" style:family="paragraph" style:parent-style-name="Standard">
      <style:paragraph-properties fo:text-align="start" style:justify-single-word="false"/>
      <style:text-properties style:font-name="Bitstream Charter" fo:font-size="20pt" officeooo:rsid="000b8d79" officeooo:paragraph-rsid="000b8d79" style:font-size-asian="20pt" style:font-size-complex="20pt"/>
    </style:style>
    <style:style style:name="P17" style:family="paragraph" style:parent-style-name="Standard">
      <style:paragraph-properties fo:text-align="start" style:justify-single-word="false"/>
      <style:text-properties style:font-name="Liberation Serif1" fo:font-size="20pt" officeooo:rsid="000a85de" officeooo:paragraph-rsid="000a85de" style:font-size-asian="17.5pt" style:font-size-complex="20pt"/>
    </style:style>
    <style:style style:name="T1" style:family="text">
      <style:text-properties officeooo:rsid="0009d171"/>
    </style:style>
    <style:style style:name="T2" style:family="text">
      <style:text-properties officeooo:rsid="000aa1bb"/>
    </style:style>
    <style:style style:name="T3" style:family="text">
      <style:text-properties officeooo:rsid="000aec3f"/>
    </style:style>
    <style:style style:name="T4" style:family="text">
      <style:text-properties officeooo:rsid="000d8c3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FFERENTIATING BETWEEN EARTHQUAKE AND BLASTING WAVES USING SUPPORT VECTOR MACHIN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roject by:</text:p>
      <text:p text:style-name="P2"/>
      <text:p text:style-name="P2">Vedang Anand Waradpande (2015A7PS028G)</text:p>
      <text:p text:style-name="P2">Anshul Jain (2015A7PS079P)</text:p>
      <text:p text:style-name="P2"/>
      <text:p text:style-name="P2">Supervisor:</text:p>
      <text:p text:style-name="P2"/>
      <text:p text:style-name="P2">Dr. Santosh Kumar Sundriyal</text:p>
      <text:p text:style-name="P2"/>
      <text:p text:style-name="P2">Instructor:</text:p>
      <text:p text:style-name="P2"/>
      <text:p text:style-name="P2">Dr. Ashish Chittora</text:p>
      <text:p text:style-name="P2"/>
      <text:p text:style-name="P2"/>
      <text:p text:style-name="P2"><text:soft-page-break/>ABSTRACT</text:p>
      <text:p text:style-name="P2"/>
      <text:p text:style-name="P4">Earthquake detection centres across the state of Gujarat have been installed by the Institute. This is to facilitate the detection of earthquakes so that an appropriate warning can be sent to any city/town nearby. However, the wave signals that are detected don’t get differentiated as those generated by earthquakes or anthropological events such as blasting in mines or other types of explosions. This project is an effort to create a program which can make this distinction with as much accuracy as possible. For this purpose, we use Support Vector Machines, a popular Machine Learning algorithm which learns from the data given to it as a training set and predicts if any new instance given to it is an Earthquake or not. We have used four main features for executing this algorithm, viz. The Spectral Ratio <text:span text:style-name="T1">of the wave</text:span>, the ratio of the amplitudes of the S wave and the P wave, the <text:span text:style-name="T1">complexity</text:span> <text:s/><text:span text:style-name="T1">of the waveform and the rms time-travel residual of the wave.</text:span></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INTRODUCTION</text:p>
      <text:p text:style-name="P3"/>
      <text:p text:style-name="P5">The Institute of Seismological Research, Gandhinagar (ISR) has installed a large number of earthquake detection centres throughout Gujarat in regions such as Kachchh, Surendranagar, Godhra and many more. This is done so that any newly generated earthquakes can be learnt of beforehand and appropriate warning can be given to any settlements nearby.</text:p>
      <text:p text:style-name="P5"/>
      <text:p text:style-name="P5">The signals, however, are not automatically classified as those due to earthquakes or those due to anthropological events such as large scale explosions. </text:p>
      <text:p text:style-name="P5"/>
      <text:p text:style-name="P5">We thus try to develop a program which can help classify the given signals as due to earthquakes or explosions. The program is based on a machine learning algorithm called a Support Vector Machine.</text:p>
      <text:p text:style-name="P5"/>
      <text:p text:style-name="P7">In this project, we deal with low energy explosions, i.e., the explosions having a magnitude below 3 on the Richter Sca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text:soft-page-break/>NEED</text:p>
      <text:p text:style-name="P17"/>
      <text:p text:style-name="P12">It is extremely nescessary to know how a particular seismic wave was generated, as we change our way of dealing with the event.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PROCEDURE</text:p>
      <text:p text:style-name="P17"/>
      <text:p text:style-name="P13">Selecting the Algorithm</text:p>
      <text:p text:style-name="P13"/>
      <text:p text:style-name="P6">Several methods of varying accuracy have already been developed to achive the needed goal. However, we choose to go with a machine learning algorithm, since machine learning is a new field which is fast becoming popular within scientific circles, among others. Machine learning algorithms have also been used previously to distinguish between earthquake and blasting waves and have been successful in doing so to varying extents. Also, the accuracy of a machine learning algorithm is known to increase with the amount of data given to it, and hence will only become more and more efficient with time.</text:p>
      <text:p text:style-name="P6"/>
      <text:p text:style-name="P6">There are several popular machine learning algorithms which can be employed to tackle the given problem. Most notably, Artificial Neural Networks (ANNs) have been used for this. There are also other algorithms including Logistic Regression, Linear Regression and Support Vector Machines which can be used.</text:p>
      <text:p text:style-name="P6"/>
      <text:p text:style-name="P6">We have used <text:span text:style-name="T2">a</text:span> <text:span text:style-name="T2">s</text:span>upport <text:span text:style-name="T2">v</text:span>ector <text:span text:style-name="T2">m</text:span>achine since they have been known to have a level of accuracy that rivals that of the <text:span text:style-name="T2">neural networks</text:span> and <text:span text:style-name="T2">works better with lesser number of features (which we have). It is also known to be better at avoiding overfitting than a neural network.</text:span></text:p>
      <text:p text:style-name="P6"/>
      <text:p text:style-name="P6"/>
      <text:p text:style-name="P6"/>
      <text:p text:style-name="P7"/>
      <text:p text:style-name="P6"/>
      <text:p text:style-name="P14"><text:soft-page-break/>Developing the Algorithm</text:p>
      <text:p text:style-name="P14"/>
      <text:p text:style-name="P7">To develop a support vector machine, we need to find features, parameters of the waveform which help differentiate them. </text:p>
      <text:p text:style-name="P7"/>
      <text:p text:style-name="P7">For high energy explosions, the mb:Ms ratio is often used as the dominant feature. </text:p>
      <text:p text:style-name="P7"/>
      <text:p text:style-name="P7">For low energy explosions, a host of features <text:span text:style-name="T3">can be</text:span> used, including:</text:p>
      <text:list xml:id="list8227679502380312952" text:style-name="L2">
        <text:list-item>
          <text:p text:style-name="P8">Spectral shape of the whole wavepacket</text:p>
        </text:list-item>
        <text:list-item>
          <text:p text:style-name="P8">P/S ratio</text:p>
        </text:list-item>
        <text:list-item>
          <text:p text:style-name="P9">Complexity of wave</text:p>
        </text:list-item>
        <text:list-item>
          <text:p text:style-name="P8">Spectral ratio</text:p>
        </text:list-item>
        <text:list-item>
          <text:p text:style-name="P8">Ratio of the peaks</text:p>
        </text:list-item>
        <text:list-item>
          <text:p text:style-name="P8">RMS of the time-travel residuals</text:p>
        </text:list-item>
        <text:list-item>
          <text:p text:style-name="P8">Average amplitude in low and high frequency bands for specific phases</text:p>
        </text:list-item>
        <text:list-item>
          <text:p text:style-name="P8">Spectral modulation caused by ripple firing waveform inversion</text:p>
        </text:list-item>
        <text:list-item>
          <text:p text:style-name="P8">Spectral semblance and cross-correlation statistics</text:p>
        </text:list-item>
        <text:list-item>
          <text:p text:style-name="P8">Measurement of coherency of smoothed spectra at different stations in specific frequency bands.</text:p>
        </text:list-item>
      </text:list>
      <text:p text:style-name="P7"/>
      <text:p text:style-name="P7">We have used four of these <text:span text:style-name="T3">features, viz., the P/S ratio, Spectral ratio, rms of the time-travel residuals, and complexity of wave to assign the needed label to the instance (earthquake or not earthquake). </text:span></text:p>
      <text:p text:style-name="P7"/>
      <text:p text:style-name="P10">Any event which is not given a label of ‘Earthquake’ is automatically assumed to be an anthropological event.</text:p>
      <text:p text:style-name="P10"><text:soft-page-break/>A typical SVM needs a kernel to operate, i.e., a function which transposes a low-dimensional space to a high-dimensional space so as to create a much more efficient decision boundary. Examples of kernels are Linear, rbf, Gaussian, etc.</text:p>
      <text:p text:style-name="P10"/>
      <text:p text:style-name="P10">Here, we use a Gaussian kernel since it is popularly known to produce a boundary with low margins (minimum distance of decision boundary from points bearing either labels) and minimal number of outliers (points of a particular label lying in the area decided to be for another label).</text:p>
      <text:p text:style-name="P10"/>
      <text:p text:style-name="P16">Form of Data</text:p>
      <text:p text:style-name="P11"/>
      <text:p text:style-name="P11">The data used is the ASCII form of a seismogram. The amplitudes of the wave are available at regular intervals in the form of an array. An example of the data form:</text:p>
      <text:p text:style-name="P11"/>
      <text:p text:style-name="P12">#START_TIME 2017 <text:s/>6 <text:s/>7 18 35 <text:s/>5.000</text:p>
      <text:p text:style-name="P12">#SAMP_FREQ <text:s text:c="2"/>50.00</text:p>
      <text:p text:style-name="P12">#NDAT <text:s/>16651</text:p>
      <text:p text:style-name="P12">#STATION_CODE 0BEL </text:p>
      <text:p text:style-name="P12">#STATION_CHANNEL B <text:s/>E</text:p>
      <text:p text:style-name="P12"><text:s text:c="6"/>-32631</text:p>
      <text:p text:style-name="P12"><text:s text:c="6"/>-33810</text:p>
      <text:p text:style-name="P12"><text:s text:c="6"/>-33294</text:p>
      <text:p text:style-name="P12"><text:s text:c="6"/>-32292</text:p>
      <text:p text:style-name="P12"><text:s text:c="6"/>-33727</text:p>
      <text:p text:style-name="P12"><text:s text:c="6"/>-33708</text:p>
      <text:p text:style-name="P12"><text:tab/>...</text:p>
      <text:p text:style-name="P12"><text:tab/>...</text:p>
      <text:p text:style-name="P10"/>
      <text:p text:style-name="P10"/>
      <text:p text:style-name="P15"><text:soft-page-break/>Calculating the Features</text:p>
      <text:p text:style-name="P15"/>
      <text:p text:style-name="P11">P/S Ratio:</text:p>
      <text:p text:style-name="P11"/>
      <text:p text:style-name="P11">To calculate the P/S ratio, we need to find where the P and the S wave are in the waveform. </text:p>
      <text:p text:style-name="P11"/>
      <text:p text:style-name="P11">The location of the P wave and the S wave is calculated by keeping track of the ratio of short-term average (STA) and the long-term average (LTA). As soon as the ratio attains a value greater than a fixed number (3 in this case), we mark the position.</text:p>
      <text:p text:style-name="P11"/>
      <text:p text:style-name="P11">Finally the P/S ratio is calculated by getting the ratio of the amplitudes at the first two such pos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Bitstream Charter" svg:font-family="'Bitstream Charter'"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1:39:21.529801487</meta:creation-date>
    <dc:date>2017-06-15T13:12:28.509068624</dc:date>
    <meta:editing-duration>PT52S</meta:editing-duration>
    <meta:editing-cycles>1</meta:editing-cycles>
    <meta:document-statistic meta:table-count="0" meta:image-count="0" meta:object-count="0" meta:page-count="8" meta:paragraph-count="60" meta:word-count="950" meta:character-count="5762" meta:non-whitespace-character-count="4829"/>
    <meta:generator>LibreOffice/5.2.2.2$Linux_X86_64 LibreOffice_project/20m0$Build-2</meta:generator>
  </office:meta>
</office:document-meta>
</file>